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eanCacheMenuAction.fill( Menu menu , Ivy iv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leanCacheMenuAction.fill( Menu menu , IvyClasspathContainer ivyc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eanCacheMenuAction.add( Menu menu , String name , Cleanable [ ] clean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eanCacheMenuAction.add( Menu menu , String name , Cleanable clea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eanCacheMenuAction.add( Menu menu , String name , CleanCacheAction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